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tro to ROS <text:line-break/>(Robot Operating System)</text:p>
          </draw:text-box>
        </draw:frame>
        <draw:frame presentation:style-name="pr2" draw:text-style-name="P1" draw:layer="layout" svg:width="24.639cm" svg:height="12.179cm" svg:x="1.4cm" svg:y="4.914cm" presentation:class="subtitle" presentation:user-transformed="true">
          <draw:text-box>
            <text:p text:style-name="P1">ROS is:</text:p>
            <text:list text:style-name="L2">
              <text:list-item>
                <text:list>
                  <text:list-item>
                    <text:p text:style-name="P1">Not really an operating system (meta-operating system?)</text:p>
                  </text:list-item>
                  <text:list-item>
                    <text:p text:style-name="P1">Supports code re-use through</text:p>
                    <text:list>
                      <text:list-item>
                        <text:p text:style-name="P1">Messaging infrastructure</text:p>
                      </text:list-item>
                      <text:list-item>
                        <text:p text:style-name="P1">Set of tools</text:p>
                      </text:list-item>
                      <text:list-item>
                        <text:p text:style-name="P1">Robot and sensor related libraries</text:p>
                      </text:list-item>
                      <text:list-item>
                        <text:p text:style-name="P1">Ecosystem (community, open-source code)</text:p>
                      </text:list-item>
                    </text:list>
                  </text:list-item>
                </text:list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me ROS concept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Nodes</text:p>
              </text:list-item>
              <text:list-item>
                <text:p>Messages, e.g. <text:tab/></text:p>
                <text:list>
                  <text:list-item>
                    <text:p>Float64, Twist, tf</text:p>
                  </text:list-item>
                </text:list>
              </text:list-item>
              <text:list-item>
                <text:p>Topics</text:p>
              </text:list-item>
              <text:list-item>
                <text:p>Publishers</text:p>
              </text:list-item>
              <text:list-item>
                <text:p>Subscribers</text:p>
              </text:list-item>
              <text:list-item>
                <text:p>Rosco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Sensor node interfaces to device and publishes sensor data</text:p>
              </text:list-item>
              <text:list-item>
                <text:p>Monitor node listens to messages on topics and displays results (text, graphics, etc)</text:p>
              </text:list-item>
              <text:list-item>
                <text:p>Controller node listens for commands (e.g. joint velocities) and interfaces to real-time hardware controller (or simulator equivalent)</text:p>
              </text:list-item>
              <text:list-item>
                <text:p>Intermediate node: subscribes to a topic, performs some processing, publishes results to a topic (e.g. pipelined image processing, reflexive collision-avoidance module, trajectory generator,...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riting ROS nod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Roscreate-pkg</text:p>
                <text:list>
                  <text:list-item>
                    <text:p>Manifest</text:p>
                  </text:list-item>
                  <text:list-item>
                    <text:p>CmakeLists.txt</text:p>
                  </text:list-item>
                  <text:list-item>
                    <text:p>/src</text:p>
                  </text:list-item>
                  <text:list-item>
                    <text:p>/bin</text:p>
                  </text:list-item>
                </text:list>
              </text:list-item>
              <text:list-item>
                <text:p>Example source code for minimal publisher</text:p>
                <text:list>
                  <text:list-item>
                    <text:p>ros::init(), ros::Publisher(), node name, topic, ros::ok()</text:p>
                  </text:list-item>
                </text:list>
              </text:list-item>
              <text:list-item>
                <text:p>Editing CmakeLists.txt</text:p>
              </text:list-item>
              <text:list-item>
                <text:p>rosmake <text:s/></text:p>
              </text:list-item>
              <text:list-item>
                <text:p>rosru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unning ROS nod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Rostopic</text:p>
                <text:list>
                  <text:list-item>
                    <text:p>list, hz, bw, info, echo</text:p>
                  </text:list-item>
                </text:list>
              </text:list-item>
              <text:list-item>
                <text:p>rosnode list</text:p>
              </text:list-item>
              <text:list-item>
                <text:p>Rxgraph</text:p>
              </text:list-item>
              <text:list-item>
                <text:p>ros::Rat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OS subscriber exampl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Example subscriber code</text:p>
                <text:list>
                  <text:list-item>
                    <text:p>ROS_INFO()</text:p>
                  </text:list-item>
                  <text:list-item>
                    <text:p>Ros::init() (node name)</text:p>
                  </text:list-item>
                  <text:list-item>
                    <text:p>Ros::Subscriber (topic, callback)</text:p>
                  </text:list-item>
                  <text:list-item>
                    <text:p>Callback function</text:p>
                  </text:list-item>
                  <text:list-item>
                    <text:p>ros::spin()</text:p>
                  </text:list-item>
                </text:list>
              </text:list-item>
              <text:list-item>
                <text:p>Add to CmakeLists.txt and do rosmake</text:p>
              </text:list-item>
              <text:list-item>
                <text:p>Rosrun both publisher and subscriber (any order)</text:p>
              </text:list-item>
              <text:list-item>
                <text:p>See rostopic, rosnode, rxgraph, subscriber node terminal display </text:p>
              </text:list-item>
              <text:list-item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ome more ROS tool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roslaunch</text:p>
              </text:list-item>
              <text:list-item>
                <text:p>rxconsole</text:p>
              </text:list-item>
              <text:list-item>
                <text:p>rosbag record </text:p>
              </text:list-item>
              <text:list-item>
                <text:p>rosbag play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 of single node as both a subscriber and publisher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Minimal simulator code example: </text:p>
                <text:list>
                  <text:list-item>
                    <text:p>ros::SpinOnce()</text:p>
                  </text:list-item>
                  <text:list-item>
                    <text:p>Add to CmakeLists, rosmake, rosrun</text:p>
                  </text:list-item>
                  <text:list-item>
                    <text:p>rostopic pub to topic “force_cmd”</text:p>
                  </text:list-item>
                  <text:list-item>
                    <text:p>Observe on rxconsole</text:p>
                  </text:list-item>
                </text:list>
              </text:list-item>
              <text:list-item>
                <text:p>Minimal controller code example:</text:p>
                <text:list>
                  <text:list-item>
                    <text:p>Add to CmakeLists, rosmake, rosrun</text:p>
                  </text:list-item>
                  <text:list-item>
                    <text:p>Rostopic pub to topic “vel_cmd”</text:p>
                  </text:list-item>
                </text:list>
              </text:list-item>
              <text:list-item>
                <text:p>Observe result in rxconsole</text:p>
              </text:list-item>
              <text:list-item>
                <text:p>Plot result with rxplot</text:p>
              </text:list-item>
              <text:list-item>
                <text:p/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ere to go from here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ROS on-line tutorials and wiki</text:p>
                <text:list>
                  <text:list-item>
                    <text:p>Parameter server</text:p>
                  </text:list-item>
                  <text:list-item>
                    <text:p>Services</text:p>
                  </text:list-item>
                  <text:list-item>
                    <text:p>Rviz</text:p>
                  </text:list-item>
                  <text:list-item>
                    <text:p>Lots of on-line packages (SLAM, planners, coordinate-frame transforms “tf”, lots of sensor drivers, ...)</text:p>
                  </text:list-item>
                  <text:list-item>
                    <text:p>URDF robot descriptions</text:p>
                  </text:list-item>
                  <text:list-item>
                    <text:p>Gazebo</text:p>
                  </text:list-item>
                  <text:list-item>
                    <text:p>DARPA Robotics Challenge simula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RPA Robotics Challenge simulator (ORSF)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Gazebo</text:p>
              </text:list-item>
              <text:list-item>
                <text:p>Open Dynamics Engine</text:p>
              </text:list-item>
              <text:list-item>
                <text:p>ROS interfaces</text:p>
              </text:list-item>
              <text:list-item>
                <text:p>Atlas robot:</text:p>
                <text:list>
                  <text:list-item>
                    <text:p>28dof body</text:p>
                  </text:list-item>
                  <text:list-item>
                    <text:p>Two multi-fingered hands</text:p>
                  </text:list-item>
                  <text:list-item>
                    <text:p>Sensor head with stereo vision and LID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rfacing to the DRC simulator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roslaunch drc_robot_utils drc_robot.launch</text:p>
              </text:list-item>
              <text:list-item>
                <text:p>rostopic list</text:p>
              </text:list-item>
              <text:list-item>
                <text:p>rostopic echo</text:p>
              </text:list-item>
              <text:list-item>
                <text:p>rviz (including synthetic image display)</text:p>
              </text:list-item>
              <text:list-item>
                <text:p>rostopic pub</text:p>
              </text:list-item>
              <text:list-item>
                <text:p>Example joint commander program with sensor feedback</text:p>
              </text:list-item>
              <text:list-item>
                <text:p>rxgraph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3T11:03:57</meta:creation-date>
    <dc:date>2012-12-03T11:56:33</dc:date>
    <meta:editing-duration>PT48M14S</meta:editing-duration>
    <meta:editing-cycles>16</meta:editing-cycles>
    <meta:generator>LibreOffice/3.5$Linux_X86_64 LibreOffice_project/350m1$Build-2</meta:generator>
    <meta:document-statistic meta:object-count="65"/>
  </office:meta>
</office:document-meta>
</file>